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12.38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5358" officeooo:paragraph-rsid="001e5358"/>
    </style:style>
    <style:style style:name="P2" style:family="paragraph" style:parent-style-name="Standard">
      <style:text-properties style:font-name="DejaVu Sans Mono" officeooo:rsid="001f5f1c" officeooo:paragraph-rsid="001f5f1c"/>
    </style:style>
    <style:style style:name="P3" style:family="paragraph" style:parent-style-name="Standard">
      <style:text-properties style:font-name="DejaVu Sans Mono" officeooo:rsid="0020a083" officeooo:paragraph-rsid="0020a083"/>
    </style:style>
    <style:style style:name="P4" style:family="paragraph" style:parent-style-name="Table_20_Contents">
      <style:text-properties officeooo:rsid="001f5f1c" officeooo:paragraph-rsid="001f5f1c"/>
    </style:style>
    <style:style style:name="P5" style:family="paragraph" style:parent-style-name="Table_20_Contents">
      <style:paragraph-properties fo:text-align="center" style:justify-single-word="false"/>
      <style:text-properties officeooo:rsid="001f5f1c" officeooo:paragraph-rsid="001f5f1c"/>
    </style:style>
    <style:style style:name="P6" style:family="paragraph" style:parent-style-name="Table_20_Contents">
      <style:text-properties style:text-underline-style="none" fo:font-weight="bold" officeooo:rsid="001f5f1c" officeooo:paragraph-rsid="001f5f1c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text-underline-style="none" fo:font-weight="bold" officeooo:rsid="001f5f1c" officeooo:paragraph-rsid="001f5f1c" style:font-weight-asian="bold" style:font-weight-complex="bold"/>
    </style:style>
    <style:style style:name="P8" style:family="paragraph" style:parent-style-name="Table_20_Contents">
      <style:text-properties officeooo:rsid="001fc51f" officeooo:paragraph-rsid="001fc51f"/>
    </style:style>
    <style:style style:name="P9" style:family="paragraph" style:parent-style-name="Table_20_Contents">
      <style:paragraph-properties fo:text-align="center" style:justify-single-word="false"/>
      <style:text-properties officeooo:rsid="001fc51f" officeooo:paragraph-rsid="001fc51f"/>
    </style:style>
    <style:style style:name="P10" style:family="paragraph" style:parent-style-name="Standard">
      <style:text-properties style:font-name="DejaVu Sans Mono" officeooo:rsid="001f5f1c" officeooo:paragraph-rsid="001f5f1c"/>
    </style:style>
    <style:style style:name="P11" style:family="paragraph" style:parent-style-name="Standard">
      <style:text-properties style:font-name="DejaVu Sans Mono" officeooo:rsid="002b47b0" officeooo:paragraph-rsid="002b47b0"/>
    </style:style>
    <style:style style:name="P12" style:family="paragraph" style:parent-style-name="Standard">
      <style:text-properties style:font-name="DejaVu Sans Mono" officeooo:rsid="0020a083" officeooo:paragraph-rsid="002b47b0"/>
    </style:style>
    <style:style style:name="P13" style:family="paragraph" style:parent-style-name="Table_20_Contents">
      <style:paragraph-properties fo:text-align="center" style:justify-single-word="false"/>
      <style:text-properties officeooo:rsid="002c115c" officeooo:paragraph-rsid="002c115c"/>
    </style:style>
    <style:style style:name="P14" style:family="paragraph" style:parent-style-name="Table_20_Contents">
      <style:text-properties officeooo:rsid="002c115c" officeooo:paragraph-rsid="002c115c"/>
    </style:style>
    <style:style style:name="T1" style:family="text">
      <style:text-properties officeooo:rsid="00203190"/>
    </style:style>
    <style:style style:name="T2" style:family="text">
      <style:text-properties officeooo:rsid="0020a083"/>
    </style:style>
    <style:style style:name="T3" style:family="text">
      <style:text-properties officeooo:rsid="00230294"/>
    </style:style>
    <style:style style:name="T4" style:family="text">
      <style:text-properties officeooo:rsid="002541d4"/>
    </style:style>
    <style:style style:name="T5" style:family="text">
      <style:text-properties officeooo:rsid="002674ad"/>
    </style:style>
    <style:style style:name="T6" style:family="text">
      <style:text-properties officeooo:rsid="00280b6a"/>
    </style:style>
    <style:style style:name="T7" style:family="text">
      <style:text-properties officeooo:rsid="00292ef3"/>
    </style:style>
    <style:style style:name="T8" style:family="text">
      <style:text-properties style:font-name="DejaVu Sans Mono" officeooo:rsid="001f5f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specifies the instrument in JSON. <text:span text:style-name="T4">It is stored under &lt;key&gt;.json where &lt;key&gt; is the same as the key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Name</text:p>
          </table:table-cell>
          <table:table-cell table:style-name="Table1.A1" office:value-type="string">
            <text:p text:style-name="P7">Type</text:p>
          </table:table-cell>
          <table:table-cell table:style-name="Table1.C1" office:value-type="string">
            <text:p text:style-name="P6">Description</text:p>
          </table:table-cell>
        </table:table-row>
        <table:table-row>
          <table:table-cell table:style-name="Table1.A2" office:value-type="string">
            <text:p text:style-name="P5">name</text:p>
          </table:table-cell>
          <table:table-cell table:style-name="Table1.A2" office:value-type="string">
            <text:p text:style-name="P5">string</text:p>
          </table:table-cell>
          <table:table-cell table:style-name="Table1.C8" office:value-type="string">
            <text:p text:style-name="P4">The descriptive name of the instrument</text:p>
          </table:table-cell>
        </table:table-row>
        <table:table-row>
          <table:table-cell table:style-name="Table1.A2" office:value-type="string">
            <text:p text:style-name="P5">key</text:p>
          </table:table-cell>
          <table:table-cell table:style-name="Table1.A2" office:value-type="string">
            <text:p text:style-name="P5">string</text:p>
          </table:table-cell>
          <table:table-cell table:style-name="Table1.C8" office:value-type="string">
            <text:p text:style-name="P4">The key name of the instrument – <text:span text:style-name="T3">lower</text:span> case letters only.</text:p>
          </table:table-cell>
        </table:table-row>
        <table:table-row>
          <table:table-cell table:style-name="Table1.A2" office:value-type="string">
            <text:p text:style-name="P5">voices</text:p>
          </table:table-cell>
          <table:table-cell table:style-name="Table1.A2" office:value-type="string">
            <text:p text:style-name="P5">number</text:p>
          </table:table-cell>
          <table:table-cell table:style-name="Table1.C8" office:value-type="string">
            <text:p text:style-name="P4">How many voices does this instrument support (e.g. Dulcimer, 3, Mandolin, 4, Guitar 6, Ocarina 1)</text:p>
          </table:table-cell>
        </table:table-row>
        <table:table-row>
          <table:table-cell table:style-name="Table1.A2" office:value-type="string">
            <text:p text:style-name="P5">soundset</text:p>
          </table:table-cell>
          <table:table-cell table:style-name="Table1.A2" office:value-type="string">
            <text:p text:style-name="P5">string</text:p>
          </table:table-cell>
          <table:table-cell table:style-name="Table1.C8" office:value-type="string">
            <text:p text:style-name="P4">The sound set to use – <text:span text:style-name="T5">low</text:span>er case letters only.</text:p>
          </table:table-cell>
        </table:table-row>
        <table:table-row>
          <table:table-cell table:style-name="Table1.A2" office:value-type="string">
            <text:p text:style-name="P5">tuning</text:p>
          </table:table-cell>
          <table:table-cell table:style-name="Table1.A2" office:value-type="string">
            <text:p text:style-name="P5">[number]</text:p>
          </table:table-cell>
          <table:table-cell table:style-name="Table1.C8" office:value-type="string">
            <text:p text:style-name="P4">Base note (indexed on the sound set). One entry for each voice. If the voices are strings, then <text:span text:style-name="T1">index </text:span>0 is the ‘top’ string on the display. So on a DAD Dulcimer (see below) the melody string is the bottom string. <text:span text:style-name="T1">Note <text:s/>1 is assumed to be C3.</text:span></text:p>
          </table:table-cell>
        </table:table-row>
        <table:table-row>
          <table:table-cell table:style-name="Table1.A2" office:value-type="string">
            <text:p text:style-name="P13">visualtype</text:p>
          </table:table-cell>
          <table:table-cell table:style-name="Table1.A2" office:value-type="string">
            <text:p text:style-name="P13">[number]</text:p>
          </table:table-cell>
          <table:table-cell table:style-name="Table1.C8" office:value-type="string">
            <text:p text:style-name="P14">1 for each voice, describes how it is rendered. 1 (one string) 2 (two strings) 3 (stave)</text:p>
          </table:table-cell>
        </table:table-row>
        <table:table-row>
          <table:table-cell table:style-name="Table1.A2" office:value-type="string">
            <text:p text:style-name="P5">volume</text:p>
          </table:table-cell>
          <table:table-cell table:style-name="Table1.A2" office:value-type="string">
            <text:p text:style-name="P5">[number]</text:p>
          </table:table-cell>
          <table:table-cell table:style-name="Table1.C8" office:value-type="string">
            <text:p text:style-name="P4">One entry for each voice, the volume of each voice from 0-1. In the DAD example, the melody string is twice as loud (because there are two melody string).</text:p>
          </table:table-cell>
        </table:table-row>
        <table:table-row>
          <table:table-cell table:style-name="Table1.A2" office:value-type="string">
            <text:p text:style-name="P9">chromatic</text:p>
          </table:table-cell>
          <table:table-cell table:style-name="Table1.A2" office:value-type="string">
            <text:p text:style-name="P9">boolean</text:p>
          </table:table-cell>
          <table:table-cell table:style-name="Table1.C9" office:value-type="string">
            <text:p text:style-name="P8">If true, the instrument is chromatic, if false it is diatonic in the Dulcimer/Strumstick style.</text:p>
          </table:table-cell>
        </table:table-row>
      </table:table>
      <text:p text:style-name="P1"/>
      <text:p text:style-name="P2">{</text:p>
      <text:p text:style-name="P2"><text:tab/>“name”:<text:tab/><text:tab/>“Dulcimer tuned DAD”,</text:p>
      <text:p text:style-name="P2"><text:tab/>“key”:<text:tab/><text:tab/>“<text:span text:style-name="T5">dulcimerdad</text:span>”,</text:p>
      <text:p text:style-name="P2"><text:tab/>“voices”:<text:tab/><text:tab/>4,</text:p>
      <text:p text:style-name="P2"><text:tab/>“soundset”:<text:tab/>“<text:span text:style-name="T6">dulcimer</text:span>”,</text:p>
      <text:p text:style-name="P2"><text:tab/>“tuning”:<text:tab/><text:tab/>[3,10,15],</text:p>
      <text:p text:style-name="P11"><text:tab/>"visualtype":<text:tab/>[1,1,2],</text:p>
      <text:p text:style-name="P2"><text:tab/>“volume”:<text:tab/><text:tab/>[0.5,0.5,1],</text:p>
      <text:p text:style-name="P2"><text:tab/>“<text:span text:style-name="T2">chromatic”:<text:tab/>false,</text:span></text:p>
      <text:p text:style-name="P2">}</text:p>
      <text:p text:style-name="P2"/>
      <text:p text:style-name="P3">{</text:p>
      <text:p text:style-name="P3"><text:tab/>“name”:<text:tab/><text:tab/>“Ocarina Soprano C”,</text:p>
      <text:p text:style-name="P3"><text:tab/>“key”:<text:tab/><text:tab/>“<text:span text:style-name="T7">ocarinasopc</text:span>”,</text:p>
      <text:p text:style-name="P3"><text:tab/>“voices”:<text:tab/><text:tab/>1,</text:p>
      <text:p text:style-name="P3"><text:tab/>“<text:span text:style-name="T7">soundset”:<text:tab/>“ocarina”,</text:span></text:p>
      <text:p text:style-name="P3"><text:tab/>“tuning”:<text:tab/><text:tab/>[10],</text:p>
      <text:p text:style-name="P11"><text:tab/>"visualtype":<text:tab/>[3],</text:p>
      <text:p text:style-name="P12"><text:tab/>“volume”:<text:tab/><text:tab/>[1],</text:p>
      <text:p text:style-name="P3"><text:tab/>“chromatic”:<text:tab/>true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20:53:01.807891111</meta:creation-date>
    <meta:generator>LibreOffice/5.3.0.3$Linux_X86_64 LibreOffice_project/30m0$Build-3</meta:generator>
    <dc:date>2017-03-10T21:23:33.828279336</dc:date>
    <meta:editing-duration>PT18M32S</meta:editing-duration>
    <meta:editing-cycles>13</meta:editing-cycles>
    <meta:document-statistic meta:table-count="1" meta:image-count="0" meta:object-count="0" meta:page-count="1" meta:paragraph-count="48" meta:word-count="228" meta:character-count="1392" meta:non-whitespace-character-count="1183"/>
  </office:meta>
</office:document-meta>
</file>